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c</mi>
        <mi>n</mi>
      </msub>
      <mrow>
        <mspace width="0.5em"/>
        <mo stretchy="false">=</mo>
        <mspace width="0.5em"/>
      </mrow>
      <mrow>
        <munderover>
          <mo stretchy="false">∫</mo>
          <mi>a</mi>
          <mi>b</mi>
        </munderover>
        <mtext>d</mtext>
      </mrow>
      <mi>x</mi>
      <mspace width="0.5em"/>
      <msubsup>
        <mi>U</mi>
        <mi>n</mi>
        <mrow>
          <mphantom>
            <mn>.</mn>
          </mphantom>
          <mo stretchy="false">∗</mo>
          <mphantom>
            <mn>.</mn>
          </mphantom>
        </mrow>
      </msubsup>
      <mrow>
        <mo fence="true" stretchy="false">(</mo>
        <mrow>
          <mi>x</mi>
        </mrow>
        <mo fence="true" stretchy="false">)</mo>
      </mrow>
      <mspace width="0.5em"/>
      <mi>f</mi>
      <mrow>
        <mo fence="true" stretchy="false">(</mo>
        <mrow>
          <mi>x</mi>
        </mrow>
        <mo fence="true" stretchy="false">)</mo>
      </mrow>
    </mrow>
    <annotation encoding="StarMath 5.0">c_n `=` int from a to b "d"x ` U ^{ phantom . * phantom . } _n ( x ) ` f( x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3:39:47.244000000</meta:creation-date>
    <meta:generator>LibreOffice/4.2.4.2$Windows_x86 LibreOffice_project/63150712c6d317d27ce2db16eb94c2f3d7b699f8</meta:generator>
  </office:meta>
</office:document-meta>
</file>